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fo:margin-left="0.0153in" fo:margin-right="-0.0056in" table:align="margins" style:writing-mode="lr-tb"/>
    </style:style>
    <style:style style:name="Table5.A" style:family="table-column">
      <style:table-column-properties style:rel-column-width="14998*"/>
    </style:style>
    <style:style style:name="Table5.B" style:family="table-column">
      <style:table-column-properties style:rel-column-width="25212*"/>
    </style:style>
    <style:style style:name="Table5.C" style:family="table-column">
      <style:table-column-properties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184424536" text:style-name="L1">
        <text:list-item>
          <text:p text:style-name="P17">The OpenLCB-CAN Physical Layer Standard, which specifies the physical layer for transporting OpenLCB-CAN frames</text:p>
        </text:list-item>
        <text:list-item>
          <text:p text:style-name="P17">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314276304" text:style-name="L2">
        <text:list-item>
          <text:p text:style-name="P18">Inhibited</text:p>
        </text:list-item>
        <text:list-item>
          <text:p text:style-name="P1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889555728" text:style-name="L3">
        <text:list-item>
          <text:p text:style-name="P19">Generate a tentative source Node ID alias value</text:p>
        </text:list-item>
        <text:list-item>
          <text:p text:style-name="P19">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1639456102" text:style-name="L4">
        <text:list-item>
          <text:p text:style-name="P20">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1633517677" text:style-name="L5">
        <text:list-item>
          <text:p text:style-name="P21">Wait at least 50 milliseconds</text:p>
        </text:list-item>
        <text:list-item>
          <text:p text:style-name="P21">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610656464" text:style-name="L6">
        <text:list-item>
          <text:p text:style-name="P22">Have or obtain a valid reserved Node ID alias</text:p>
        </text:list-item>
        <text:list-item>
          <text:p text:style-name="P22">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sec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2136327455" text:style-name="L7">
        <text:list-item>
          <text:p text:style-name="P23">If the frame is a Check ID (CID) frame, send a Reserve ID (RID) frame in response.</text:p>
        </text:list-item>
        <text:list-item>
          <text:p text:style-name="P23">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3"><text:soft-page-break/>If the frame is not a Check ID (CID) frame and the node is not in Permitted state, the node shall immediately release the matching node ID alias.</text:p>
        </text:list-item>
        <text:list-item>
          <text:p text:style-name="P23">If the frame is not a Check ID (CID) frame and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986444365" text:style-name="L8">
        <text:list-item>
          <text:p text:style-name="P24">may, but is not required to, signal the user that duplicate Node ID values exist using a lamp or other directly-visible indicator</text:p>
        </text:list-item>
        <text:list-item>
          <text:p text:style-name="P24">if in Permitted state, may, but is not required to, emit a Producer-Consumer Event Report (PCER) message with the reserved Event ID “Duplicate Node ID Detected” followed by going offline until reset.</text:p>
        </text:list-item>
      </text:list>
      <text:h text:style-name="Heading_20_2" text:outline-level="2">Node ID Alias Generation</text:h>
      <text:p text:style-name="Standard">Alias values shall not be zero.</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106690088" text:style-name="L9">
        <text:list-item>
          <text:p text:style-name="P25">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text:soft-page-break/>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1648949791" text:style-name="L10">
        <text:list-item>
          <text:p text:style-name="P26">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0</text:p>
            <text:p text:style-name="P10">Header Bit 2</text:p>
            <text:p text:style-name="P10">0x0400,0000</text:p>
          </table:table-cell>
          <table:table-cell table:style-name="Table5.A1" office:value-type="string">
            <text:p text:style-name="P10">Variable Field Bits 1-2</text:p>
            <text:p text:style-name="P10">Header Bits 3-4</text:p>
            <text:p text:style-name="P10">OpenLCB Variable Header Content</text:p>
            <text:p text:style-name="P10">0x0300,0000</text:p>
          </table:table-cell>
          <table:table-cell table:style-name="Table5.C1" office:value-type="string">
            <text:p text:style-name="P10">Variable Field Bits 3-14</text:p>
            <text:p text:style-name="P10">Header Bits 5-16</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4</text:p>
          <text:p text:style-name="P15"><text:s/>6.2.6 Duplicate Node ID Handling<text:tab/>5</text:p>
          <text:p text:style-name="P13"><text:s/>6.3 Node ID Alias Generation<text:tab/>5</text:p>
          <text:p text:style-name="P12"><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2-02-22T07:53:38.99">2/2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2-22T07:53:38.99">Feb 22, 2012</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2-02-22T07:53:38.99">2/22/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77</meta:editing-cycles>
    <meta:editing-duration>PT22H53M28S</meta:editing-duration>
    <meta:generator>OpenOffice.org/3.3$Unix OpenOffice.org_project/330m20$Build-9567</meta:generator>
    <dc:date>2012-02-22T07:53:39</dc:date>
    <dc:creator>Bob Jacobsen</dc:creator>
    <meta:keyword>OpenLCB-CANFrame Transfer</meta:keyword>
    <meta:printed-by>Bob Jacobsen</meta:printed-by>
    <meta:print-date>2010-10-15T15:58:33</meta:print-date>
    <meta:document-statistic meta:table-count="5" meta:image-count="1" meta:object-count="0" meta:page-count="7" meta:paragraph-count="169" meta:word-count="1811" meta:character-count="10638"/>
    <meta:user-defined meta:name="Info 1"/>
    <meta:user-defined meta:name="Info 2"/>
    <meta:user-defined meta:name="Info 3"/>
    <meta:user-defined meta:name="Info 4"/>
  </office:meta>
</office:document-meta>
</file>